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fo:language="rue" fo:country="UA" officeooo:rsid="00169e02" officeooo:paragraph-rsid="00169e02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rue" fo:country="UA" officeooo:rsid="00169e02" officeooo:paragraph-rsid="00181fc5" style:font-size-asian="14pt" style:font-size-complex="14pt"/>
    </style:style>
    <style:style style:name="P3" style:family="paragraph" style:parent-style-name="Standard">
      <style:text-properties fo:font-size="14pt" fo:language="uk" fo:country="UA" officeooo:rsid="00169e02" officeooo:paragraph-rsid="001a7770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language="rue" fo:country="UA" officeooo:paragraph-rsid="00169e02"/>
    </style:style>
    <style:style style:name="T1" style:family="text">
      <style:text-properties fo:font-size="14pt" officeooo:rsid="00169e02" style:font-size-asian="14pt" style:font-size-complex="14pt"/>
    </style:style>
    <style:style style:name="T2" style:family="text">
      <style:text-properties fo:font-size="14pt" officeooo:rsid="00176546" style:font-size-asian="14pt" style:font-size-complex="14pt"/>
    </style:style>
    <style:style style:name="T3" style:family="text">
      <style:text-properties fo:font-size="14pt" officeooo:rsid="00198ded" style:font-size-asian="14pt" style:font-size-complex="14pt"/>
    </style:style>
    <style:style style:name="T4" style:family="text">
      <style:text-properties fo:font-size="14pt" officeooo:rsid="001cd7f1" style:font-size-asian="14pt" style:font-size-complex="14pt"/>
    </style:style>
    <style:style style:name="T5" style:family="text">
      <style:text-properties officeooo:rsid="00189d5a"/>
    </style:style>
    <style:style style:name="T6" style:family="text">
      <style:text-properties fo:language="rue" fo:country="UA" officeooo:rsid="001a7770"/>
    </style:style>
    <style:style style:name="T7" style:family="text">
      <style:text-properties fo:language="rue" fo:country="UA" officeooo:rsid="001cd7f1"/>
    </style:style>
    <style:style style:name="T8" style:family="text">
      <style:text-properties officeooo:rsid="001a2d6f"/>
    </style:style>
    <style:style style:name="T9" style:family="text">
      <style:text-properties officeooo:rsid="001cd7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ступ</text:p>
      <text:p text:style-name="P1"/>
      <text:p text:style-name="P2"><text:tab/>Впродовж останнього сторіччя галузь комп'ютерного бачення стала важливою частиною інформаційних технологій. Системи комп'ютерного бачення активно застосовуються у медицині (виявлення пухлин, атеросклерозу та і<text:span text:style-name="T9">н</text:span>ших злоякісних змін), воєнній промисловості (виявлення ворожих бойових одиниць, управління ракетами і т. п.), при розробці автономних транспортних засобів, відеоспостереженні і т. д. <text:span text:style-name="T5">Основними завданнями систем комп’ютерного бачення є: отримання зображень, попередня обробка, виокремлення деталей, детектування або сегментація, високорівнева обробка. </text:span></text:p>
      <text:p text:style-name="P3"><text:tab/><text:span text:style-name="T6">У даній роботі, у ролі графічних об'єктів, що </text:span><text:span text:style-name="T7">виявляються</text:span><text:span text:style-name="T6">, виступають обличчя людей. </text:span>Система автоматичного виявлення <text:span text:style-name="T8">облич</text:span> вирішує таку задачу: за довільним зображенн<text:span text:style-name="T8">ям</text:span> на вході системи визначити, чи є на цьому зображенні <text:span text:style-name="T8">обличчя</text:span>, і якщо так, то вказати, де знаходиться кожн<text:span text:style-name="T8">е</text:span> о<text:span text:style-name="T8">бличчя</text:span> і який його розмір. Основними вимогами, які <text:span text:style-name="T8">виносяться</text:span> до подібного класу алгоритмів, є: висока якість розпізнавання, робота в режимі реального часу,<text:span text:style-name="T8">стійкість щодо</text:span> до зовнішніх факторів. Робота більшості алгоритмів <text:span text:style-name="T9">виявлення</text:span> о<text:span text:style-name="T8">блич</text:span> на зображеннях полягає в скануванні вхідного зображення вікном, що ма<text:span text:style-name="T9">є</text:span> певну форму і різний масштаб, і у визначенні до якого класу відноситься зображення всередині цього вікна («обличчя» або «не обличчя»). Таким чином, завдання <text:span text:style-name="T8">виявлення</text:span> <text:span text:style-name="T8">облич</text:span> на зображеннях зводиться до побудови класифікатора, <text:span text:style-name="T9">що </text:span>ефективно розділяє класи «о<text:span text:style-name="T8">блич</text:span>» і «не <text:span text:style-name="T8">облич</text:span>».</text:p>
      <text:p text:style-name="P4"><text:span text:style-name="T1"><text:tab/>Алгоритми </text:span><text:span text:style-name="T2">класифікації та виявлення об'єктів є дуже обчислювально-витратними, внаслідок чого важко виконувати класифікацію у реальному часі. Дана робота ставить за мету пришвидшення виконання алгоритму Віоли-Джонса, перенісши </text:span><text:span text:style-name="T4">частину</text:span><text:span text:style-name="T2"> обчислень на графічний процесор використовуючи ар</text:span><text:span text:style-name="T3">хітектуру NVIDIA CU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6T17:53:20</meta:creation-date>
    <dc:date>2013-05-06T21:17:01</dc:date>
    <dc:creator>Oleh Palianytsia</dc:creator>
    <meta:editing-duration>PT1H28M52S</meta:editing-duration>
    <meta:editing-cycles>6</meta:editing-cycles>
    <meta:generator>LibreOffice/3.6$Linux_x86 LibreOffice_project/360m1$Build-2</meta:generator>
    <meta:document-statistic meta:table-count="0" meta:image-count="0" meta:object-count="0" meta:page-count="1" meta:paragraph-count="4" meta:word-count="218" meta:character-count="1734" meta:non-whitespace-character-count="1516"/>
  </office:meta>
</office:document-meta>
</file>